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e7c2" officeooo:paragraph-rsid="000de7c2"/>
    </style:style>
    <style:style style:name="P2" style:family="paragraph" style:parent-style-name="Standard">
      <style:text-properties officeooo:rsid="000de7c2" officeooo:paragraph-rsid="001dce0e"/>
    </style:style>
    <style:style style:name="P3" style:family="paragraph" style:parent-style-name="Standard">
      <style:text-properties officeooo:rsid="000de7c2" officeooo:paragraph-rsid="0020cde4"/>
    </style:style>
    <style:style style:name="P4" style:family="paragraph" style:parent-style-name="Standard">
      <style:text-properties officeooo:rsid="000de7c2" officeooo:paragraph-rsid="0021ac40"/>
    </style:style>
    <style:style style:name="P5" style:family="paragraph" style:parent-style-name="Standard">
      <style:text-properties officeooo:rsid="000de7c2" officeooo:paragraph-rsid="0022b7b0"/>
    </style:style>
    <style:style style:name="P6" style:family="paragraph" style:parent-style-name="Standard">
      <style:text-properties officeooo:rsid="000f8c6b" officeooo:paragraph-rsid="0011d77c"/>
    </style:style>
    <style:style style:name="P7" style:family="paragraph" style:parent-style-name="Standard">
      <style:text-properties officeooo:rsid="000f8c6b" officeooo:paragraph-rsid="0017b95d"/>
    </style:style>
    <style:style style:name="P8" style:family="paragraph" style:parent-style-name="Standard">
      <style:text-properties officeooo:rsid="000f8c6b" officeooo:paragraph-rsid="0020cde4"/>
    </style:style>
    <style:style style:name="P9" style:family="paragraph" style:parent-style-name="Standard">
      <style:text-properties officeooo:rsid="000f8c6b" officeooo:paragraph-rsid="0022b7b0"/>
    </style:style>
    <style:style style:name="P10" style:family="paragraph" style:parent-style-name="Standard">
      <style:text-properties officeooo:rsid="000f8c6b" officeooo:paragraph-rsid="002462e6"/>
    </style:style>
    <style:style style:name="P11" style:family="paragraph" style:parent-style-name="Standard">
      <style:text-properties officeooo:rsid="0017b95d" officeooo:paragraph-rsid="0017b95d"/>
    </style:style>
    <style:style style:name="P12" style:family="paragraph" style:parent-style-name="Standard" style:list-style-name="L1">
      <style:text-properties officeooo:rsid="000de7c2" officeooo:paragraph-rsid="000de7c2"/>
    </style:style>
    <style:style style:name="P13" style:family="paragraph" style:parent-style-name="Standard" style:list-style-name="L1">
      <style:text-properties officeooo:rsid="000de7c2" officeooo:paragraph-rsid="0011d77c"/>
    </style:style>
    <style:style style:name="P14" style:family="paragraph" style:parent-style-name="Standard" style:list-style-name="L1">
      <style:text-properties officeooo:rsid="000de7c2" officeooo:paragraph-rsid="0017b95d"/>
    </style:style>
    <style:style style:name="P15" style:family="paragraph" style:parent-style-name="Standard" style:list-style-name="L1">
      <style:text-properties officeooo:rsid="000de7c2" officeooo:paragraph-rsid="001dce0e"/>
    </style:style>
    <style:style style:name="P16" style:family="paragraph" style:parent-style-name="Standard" style:list-style-name="L1">
      <style:text-properties officeooo:rsid="000de7c2" officeooo:paragraph-rsid="0020cde4"/>
    </style:style>
    <style:style style:name="P17" style:family="paragraph" style:parent-style-name="Standard" style:list-style-name="L1">
      <style:text-properties officeooo:rsid="000de7c2" officeooo:paragraph-rsid="0021ac40"/>
    </style:style>
    <style:style style:name="P18" style:family="paragraph" style:parent-style-name="Standard" style:list-style-name="L1">
      <style:text-properties officeooo:rsid="000de7c2" officeooo:paragraph-rsid="0022b7b0"/>
    </style:style>
    <style:style style:name="P19" style:family="paragraph" style:parent-style-name="Standard" style:list-style-name="L1">
      <style:text-properties officeooo:rsid="000f8c6b" officeooo:paragraph-rsid="000f8c6b"/>
    </style:style>
    <style:style style:name="P20" style:family="paragraph" style:parent-style-name="Standard" style:list-style-name="L1">
      <style:text-properties officeooo:rsid="000f8c6b" officeooo:paragraph-rsid="0011d77c"/>
    </style:style>
    <style:style style:name="P21" style:family="paragraph" style:parent-style-name="Standard" style:list-style-name="L1">
      <style:text-properties officeooo:rsid="000f8c6b" officeooo:paragraph-rsid="0017b95d"/>
    </style:style>
    <style:style style:name="P22" style:family="paragraph" style:parent-style-name="Standard" style:list-style-name="L1">
      <style:text-properties officeooo:rsid="000f8c6b" officeooo:paragraph-rsid="0020cde4"/>
    </style:style>
    <style:style style:name="P23" style:family="paragraph" style:parent-style-name="Standard" style:list-style-name="L1">
      <style:text-properties officeooo:rsid="000f8c6b" officeooo:paragraph-rsid="0022b7b0"/>
    </style:style>
    <style:style style:name="P24" style:family="paragraph" style:parent-style-name="Standard" style:list-style-name="L1">
      <style:text-properties officeooo:rsid="001a45bd" officeooo:paragraph-rsid="001c889c"/>
    </style:style>
    <style:style style:name="P25" style:family="paragraph" style:parent-style-name="Standard" style:list-style-name="L1">
      <style:text-properties officeooo:rsid="0017b95d" officeooo:paragraph-rsid="0017b95d"/>
    </style:style>
    <style:style style:name="P26" style:family="paragraph" style:parent-style-name="Standard" style:list-style-name="L1">
      <style:text-properties officeooo:rsid="0017b95d" officeooo:paragraph-rsid="0022b7b0"/>
    </style:style>
    <style:style style:name="P27" style:family="paragraph" style:parent-style-name="Standard" style:list-style-name="L1">
      <style:text-properties officeooo:rsid="001d31c9" officeooo:paragraph-rsid="001d31c9"/>
    </style:style>
    <style:style style:name="P28" style:family="paragraph" style:parent-style-name="Standard" style:list-style-name="L1">
      <style:text-properties officeooo:rsid="001d31c9" officeooo:paragraph-rsid="0021ac40"/>
    </style:style>
    <style:style style:name="P29" style:family="paragraph" style:parent-style-name="Standard" style:list-style-name="L1">
      <style:text-properties officeooo:rsid="001d31c9" officeooo:paragraph-rsid="0022b7b0"/>
    </style:style>
    <style:style style:name="P30" style:family="paragraph" style:parent-style-name="Standard" style:list-style-name="L1">
      <style:text-properties officeooo:rsid="001dce0e" officeooo:paragraph-rsid="001dce0e"/>
    </style:style>
    <style:style style:name="P31" style:family="paragraph" style:parent-style-name="Standard" style:list-style-name="L1">
      <style:text-properties officeooo:rsid="001dce0e" officeooo:paragraph-rsid="0021ac40"/>
    </style:style>
    <style:style style:name="P32" style:family="paragraph" style:parent-style-name="Standard" style:list-style-name="L1">
      <style:text-properties officeooo:rsid="001dce0e" officeooo:paragraph-rsid="0023f7ea"/>
    </style:style>
    <style:style style:name="T1" style:family="text">
      <style:text-properties officeooo:rsid="000de7c2"/>
    </style:style>
    <style:style style:name="T2" style:family="text">
      <style:text-properties officeooo:rsid="0011d77c"/>
    </style:style>
    <style:style style:name="T3" style:family="text">
      <style:text-properties officeooo:rsid="00190d67"/>
    </style:style>
    <style:style style:name="T4" style:family="text">
      <style:text-properties officeooo:rsid="001c889c"/>
    </style:style>
    <style:style style:name="T5" style:family="text">
      <style:text-properties officeooo:rsid="001e70fc"/>
    </style:style>
    <style:style style:name="T6" style:family="text">
      <style:text-properties officeooo:rsid="0020cde4"/>
    </style:style>
    <style:style style:name="T7" style:family="text">
      <style:text-properties officeooo:rsid="0021ac40"/>
    </style:style>
    <style:style style:name="T8" style:family="text">
      <style:text-properties officeooo:rsid="0022b7b0"/>
    </style:style>
    <style:style style:name="T9" style:family="text">
      <style:text-properties officeooo:rsid="0023f7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list xml:id="list5305730908129139430" text:style-name="L1">
        <text:list-item>
          <text:p text:style-name="P12">composer runtime install --card PeerAdmin@hlfv1 --businessNetworkName cashtruck-network</text:p>
        </text:list-item>
        <text:list-item>
          <text:p text:style-name="P13">composer network start --card PeerAdmin@hlfv1 --networkAdmin admin --networkAdminEnrollSecret adminpw --archiveFile cashtruck-network@0.0.1.bna --file networkadmin.card</text:p>
        </text:list-item>
        <text:list-item>
          <text:p text:style-name="P19">composer card import --file networkadmin.card</text:p>
        </text:list-item>
        <text:list-item>
          <text:p text:style-name="P12">composer network ping --card <text:a xlink:type="simple" xlink:href="mailto:admin@vehicle-network" text:style-name="Internet_20_link" text:visited-style-name="Visited_20_Internet_20_Link">admin@</text:a><text:a xlink:type="simple" xlink:href="mailto:admin@vehicle-network" text:style-name="Internet_20_link" text:visited-style-name="Visited_20_Internet_20_Link"><text:span text:style-name="T2">cashtruck</text:span></text:a><text:a xlink:type="simple" xlink:href="mailto:admin@vehicle-network" text:style-name="Internet_20_link" text:visited-style-name="Visited_20_Internet_20_Link">-network</text:a></text:p>
        </text:list-item>
        <text:list-item>
          <text:p text:style-name="P12">composer-rest-server</text:p>
          <text:list>
            <text:list-item>
              <text:p text:style-name="P20">Enter admin@<text:span text:style-name="T1">cashtruck</text:span>-network as the card name.</text:p>
            </text:list-item>
          </text:list>
        </text:list-item>
      </text:list>
      <text:p text:style-name="P6"/>
      <text:p text:style-name="P6"/>
      <text:p text:style-name="P6"/>
      <text:list xml:id="list150927603723268" text:continue-numbering="true" text:style-name="L1">
        <text:list-item>
          <text:p text:style-name="P24">composer card delete --name <text:span text:style-name="T4"><text:s/>admin@nestlebc-network</text:span></text:p>
        </text:list-item>
        <text:list-item>
          <text:p text:style-name="P25">composer archive create -t dir -n .</text:p>
        </text:list-item>
        <text:list-item>
          <text:p text:style-name="P14">composer runtime install --card PeerAdmin@hlfv1 --businessNetworkName <text:span text:style-name="T3">nestlebc</text:span>-network</text:p>
        </text:list-item>
        <text:list-item>
          <text:p text:style-name="P14">composer network start --card PeerAdmin@hlfv1 --networkAdmin admin --networkAdminEnrollSecret adminpw --archiveFile <text:span text:style-name="T3">nestlebc</text:span>-network@0.0.1.bna --file networkadmin.card</text:p>
        </text:list-item>
        <text:list-item>
          <text:p text:style-name="P21">composer card import --file networkadmin.card</text:p>
        </text:list-item>
        <text:list-item>
          <text:p text:style-name="P14">composer network ping --card <text:a xlink:type="simple" xlink:href="mailto:admin@vehicle-network" text:style-name="Internet_20_link" text:visited-style-name="Visited_20_Internet_20_Link">admin@</text:a><text:span text:style-name="T3">nestlebc</text:span><text:a xlink:type="simple" xlink:href="mailto:admin@vehicle-network" text:style-name="Internet_20_link" text:visited-style-name="Visited_20_Internet_20_Link">-network</text:a></text:p>
        </text:list-item>
        <text:list-item>
          <text:p text:style-name="P14">composer-rest-server</text:p>
          <text:list>
            <text:list-item>
              <text:p text:style-name="P21">Enter admin@<text:span text:style-name="T3">nestlebc</text:span>-network as the card name.</text:p>
            </text:list-item>
          </text:list>
        </text:list-item>
      </text:list>
      <text:p text:style-name="P7"/>
      <text:list xml:id="list150927662270722" text:continue-numbering="true" text:style-name="L1">
        <text:list-item>
          <text:p text:style-name="P27">composer archive create --sourceType dir --sourceName . -a <text:a xlink:type="simple" xlink:href="mailto:nestlebc-network@0.0.1.bna" text:style-name="Internet_20_link" text:visited-style-name="Visited_20_Internet_20_Link">nestlebc-network@0.0.1.bna</text:a></text:p>
        </text:list-item>
        <text:list-item>
          <text:p text:style-name="P30">composer network update -a ne<text:span text:style-name="T5">s</text:span>tlebc-network@0.0.1.bna -c <text:a xlink:type="simple" xlink:href="mailto:admin@nestlebc-network" text:style-name="Internet_20_link" text:visited-style-name="Visited_20_Internet_20_Link">admin@nestlebc-network</text:a></text:p>
        </text:list-item>
        <text:list-item>
          <text:p text:style-name="P15">composer network ping --card <text:a xlink:type="simple" xlink:href="mailto:admin@nestlebc-network" text:style-name="Internet_20_link" text:visited-style-name="Visited_20_Internet_20_Link">admin@</text:a><text:a xlink:type="simple" xlink:href="mailto:admin@nestlebc-network" text:style-name="Internet_20_link" text:visited-style-name="Visited_20_Internet_20_Link"><text:span text:style-name="T3">nestlebc</text:span></text:a><text:a xlink:type="simple" xlink:href="mailto:admin@nestlebc-network" text:style-name="Internet_20_link" text:visited-style-name="Visited_20_Internet_20_Link">-network</text:a></text:p>
        </text:list-item>
      </text:list>
      <text:p text:style-name="P2"/>
      <text:p text:style-name="P2"/>
      <text:p text:style-name="P3"/>
      <text:list xml:id="list150929026469585" text:continue-numbering="true" text:style-name="L1">
        <text:list-item>
          <text:p text:style-name="P16">composer runtime install --card PeerAdmin@hlfv1 --businessNetworkName <text:span text:style-name="T6">tutorial</text:span>-network</text:p>
        </text:list-item>
        <text:list-item>
          <text:p text:style-name="P16">composer network start --card PeerAdmin@hlfv1 --networkAdmin admin --networkAdminEnrollSecret adminpw --archiveFile <text:span text:style-name="T6">tutorial</text:span>-network@0.0.1.bna --file networkadmin.card</text:p>
          <text:list>
            <text:list-item>
              <text:p text:style-name="P22">composer card import --file networkadmin.card</text:p>
            </text:list-item>
          </text:list>
        </text:list-item>
        <text:list-item>
          <text:p text:style-name="P16">composer network ping --card <text:a xlink:type="simple" xlink:href="mailto:admin@vehicle-network" text:style-name="Internet_20_link" text:visited-style-name="Visited_20_Internet_20_Link">admin@</text:a><text:span text:style-name="T6">tutorial</text:span><text:a xlink:type="simple" xlink:href="mailto:admin@vehicle-network" text:style-name="Internet_20_link" text:visited-style-name="Visited_20_Internet_20_Link">-network</text:a></text:p>
        </text:list-item>
        <text:list-item>
          <text:p text:style-name="P16">composer-rest-server</text:p>
          <text:list>
            <text:list-item>
              <text:p text:style-name="P22">Enter admin@<text:span text:style-name="T6">tutorial</text:span>-network as the card name.</text:p>
            </text:list-item>
          </text:list>
        </text:list-item>
      </text:list>
      <text:p text:style-name="P8"/>
      <text:list xml:id="list150928694938843" text:continue-numbering="true" text:style-name="L1">
        <text:list-item>
          <text:p text:style-name="P28">composer archive create --sourceType dir --sourceName . -a <text:span text:style-name="T7">tutorial</text:span><text:a xlink:type="simple" xlink:href="mailto:nestlebc-network@0.0.1.bna" text:style-name="Internet_20_link" text:visited-style-name="Visited_20_Internet_20_Link">-network@0.0.1.bna</text:a></text:p>
        </text:list-item>
        <text:list-item>
          <text:p text:style-name="P31">composer network update -a <text:span text:style-name="T7">tutorial</text:span>-network@0.0.1.bna -c <text:span text:style-name="T7">admin</text:span><text:a xlink:type="simple" xlink:href="mailto:admin@nestlebc-network" text:style-name="Internet_20_link" text:visited-style-name="Visited_20_Internet_20_Link">@</text:a><text:a xlink:type="simple" xlink:href="mailto:admin@nestlebc-network" text:style-name="Internet_20_link" text:visited-style-name="Visited_20_Internet_20_Link"><text:span text:style-name="T7">tutorial</text:span></text:a><text:a xlink:type="simple" xlink:href="mailto:admin@nestlebc-network" text:style-name="Internet_20_link" text:visited-style-name="Visited_20_Internet_20_Link">-network</text:a></text:p>
        </text:list-item>
        <text:list-item>
          <text:p text:style-name="P17">composer network ping --card <text:a xlink:type="simple" xlink:href="mailto:admin@tutorial-network" text:style-name="Internet_20_link" text:visited-style-name="Visited_20_Internet_20_Link">admin@</text:a><text:a xlink:type="simple" xlink:href="mailto:admin@tutorial-network" text:style-name="Internet_20_link" text:visited-style-name="Visited_20_Internet_20_Link"><text:span text:style-name="T7">tutorial</text:span></text:a><text:a xlink:type="simple" xlink:href="mailto:admin@tutorial-network" text:style-name="Internet_20_link" text:visited-style-name="Visited_20_Internet_20_Link">-network</text:a></text:p>
        </text:list-item>
      </text:list>
      <text:p text:style-name="P4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list xml:id="list150928496772695" text:continue-numbering="true" text:style-name="L1">
        <text:list-item>
          <text:p text:style-name="P26">composer archive create -t dir -n .</text:p>
        </text:list-item>
        <text:list-item>
          <text:p text:style-name="P18">composer runtime install --card PeerAdmin@hlfv1 --businessNetworkName <text:span text:style-name="T8">nestlesupplychain</text:span>-network</text:p>
        </text:list-item>
        <text:list-item>
          <text:p text:style-name="P18">composer network start --card PeerAdmin@hlfv1 --networkAdmin admin --networkAdminEnrollSecret adminpw --archiveFile <text:span text:style-name="T8">nestlesupplychain</text:span>-network@0.0.1.bna --file networkadmin.card</text:p>
          <text:list>
            <text:list-item>
              <text:p text:style-name="P23">composer card import --file networkadmin.card</text:p>
            </text:list-item>
          </text:list>
        </text:list-item>
        <text:list-item>
          <text:p text:style-name="P18">composer network ping --card <text:a xlink:type="simple" xlink:href="mailto:admin@vehicle-network" text:style-name="Internet_20_link" text:visited-style-name="Visited_20_Internet_20_Link">admin@</text:a><text:span text:style-name="T8">nestlesupplychain</text:span><text:a xlink:type="simple" xlink:href="mailto:admin@vehicle-network" text:style-name="Internet_20_link" text:visited-style-name="Visited_20_Internet_20_Link">-network</text:a></text:p>
        </text:list-item>
        <text:list-item>
          <text:p text:style-name="P18">composer-rest-server</text:p>
          <text:list>
            <text:list-item>
              <text:p text:style-name="P23">Enter admin@<text:span text:style-name="T8">nestlesupplychain</text:span>-network as the card name.</text:p>
            </text:list-item>
          </text:list>
        </text:list-item>
      </text:list>
      <text:p text:style-name="P9"/>
      <text:list xml:id="list150928148149132" text:continue-numbering="true" text:style-name="L1">
        <text:list-item>
          <text:p text:style-name="P29">composer archive create --sourceType dir --sourceName . -a <text:span text:style-name="T8">nestlesupplychain</text:span><text:a xlink:type="simple" xlink:href="mailto:nestlebc-network@0.0.1.bna" text:style-name="Internet_20_link" text:visited-style-name="Visited_20_Internet_20_Link">-network@0.0.1.bna</text:a></text:p>
        </text:list-item>
        <text:list-item>
          <text:p text:style-name="P32">composer network update -a <text:span text:style-name="T8">nestlesupplychain-network</text:span>@0.0.1.bna -c <text:span text:style-name="T7">admin</text:span><text:a xlink:type="simple" xlink:href="mailto:admin@nestlebc-network" text:style-name="Internet_20_link" text:visited-style-name="Visited_20_Internet_20_Link">@</text:a><text:span text:style-name="T8">nestlesupplychain</text:span><text:a xlink:type="simple" xlink:href="mailto:admin@nestlebc-network" text:style-name="Internet_20_link" text:visited-style-name="Visited_20_Internet_20_Link">-network</text:a></text:p>
        </text:list-item>
        <text:list-item>
          <text:p text:style-name="P18">composer network ping --card <text:a xlink:type="simple" xlink:href="mailto:admin@nestlesupplychain-network" text:style-name="Internet_20_link" text:visited-style-name="Visited_20_Internet_20_Link"><text:span text:style-name="T9">admin</text:span></text:a><text:a xlink:type="simple" xlink:href="mailto:admin@nestlesupplychain-network" text:style-name="Internet_20_link" text:visited-style-name="Visited_20_Internet_20_Link">@</text:a><text:a xlink:type="simple" xlink:href="mailto:admin@nestlesupplychain-network" text:style-name="Internet_20_link" text:visited-style-name="Visited_20_Internet_20_Link"><text:span text:style-name="T8">nestlesupplychain</text:span></text:a><text:a xlink:type="simple" xlink:href="mailto:admin@nestlesupplychain-network" text:style-name="Internet_20_link" text:visited-style-name="Visited_20_Internet_20_Link">-network</text:a></text:p>
        </text:list-item>
      </text:list>
      <text:p text:style-name="P5"/>
      <text:p text:style-name="P5"/>
      <text:p text:style-name="P10">admin@<text:span text:style-name="T8">nestlesupplychain</text:span>-networ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23:52:01.985320840</meta:creation-date>
    <dc:date>2018-03-08T15:09:26.901738291</dc:date>
    <meta:editing-duration>PT7H5M5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2" meta:paragraph-count="37" meta:word-count="313" meta:character-count="2569" meta:non-whitespace-character-count="2374"/>
  </office:meta>
</office:document-meta>
</file>